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REVELATION 15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WHAT JOHN SEES (15:1-2a, 5-8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WHAT JOHN SEES (15:1-2a, 5-8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He sees seven angels (15:1-2a, 6-7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He sees seven angels (15:1-2a, 6-7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ir assignment (15:1, 7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ir appearance (15:6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WHAT JOHN SEES (15:1-2a, 5-8)<text:s text:c="1"/></text:span><text:span text:style-name="a467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He sees seven angels (15:1-2a, 6-7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He sees a sea of fire and glass, upon which stand those who have been victorious over the Antichrist (15:2a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He sees a smoke-filled Temple (15:5, 8)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He sees a smoke-filled Temple (15:5, 8)<text:s text:c="1"/></text:span><text:span text:style-name="a485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The entrance to the Holy of Holies is opened (15:5).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he Temple itself is closed to all until the bowl judgments are completed (15:8).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WHAT JOHN SEES (15:1-2a, 5-8)<text:s text:c="1"/></text:span><text:span text:style-name="a500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He sees seven angels (15:1-2a, 6-7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He sees a sea of fire and glass, upon which stand those who have been victorious over the Antichrist (15:2a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He sees a smoke-filled Temple (15:5, 8)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REVELATION 15</text:span><text:span text:style-name="a518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WHAT JOHN SEES (15:1-2a, 5-8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WHAT JOHN HEARS (15:2b-4): H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WHAT JOHN HEARS (15:2b-4): H</text:span><text:span text:style-name="a533" text:class-names=""/></text:p>
          </draw:text-box>
          <svg:title/>
          <svg:desc/>
        </draw:frame>
        <draw:frame draw:id="id98" presentation:style-name="a545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The singers (15:2b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song (15:3-4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9" draw:style-name="a546" draw:master-page-name="Master1-Layout12-tx-Title-and-Text" presentation:presentation-page-layout-name="Master1-PPL12" draw:id="Slide-264">
        <draw:frame draw:id="id99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REVELATION 15</text:span><text:span text:style-name="a548" text:class-names=""/></text:p>
          </draw:text-box>
          <svg:title/>
          <svg:desc/>
        </draw:frame>
        <draw:frame draw:id="id100" presentation:style-name="a560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WHAT JOHN SEES (15:1-2a, 5-8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WHAT JOHN HEARS (15:2b-4): H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EVELATION 15</dc:title>
    <meta:initial-creator>David STRICKLAND</meta:initial-creator>
    <dc:creator>David STRICKLAND</dc:creator>
    <meta:creation-date>2020-02-22T17:40:38Z</meta:creation-date>
    <dc:date>2020-02-22T17:40:39Z</dc:date>
    <meta:template xlink:href="BibleStudy" xlink:type="simple"/>
    <meta:editing-cycles>1</meta:editing-cycles>
    <meta:editing-duration>PT0S</meta:editing-duration>
    <meta:document-statistic meta:paragraph-count="27" meta:word-count="252"/>
  </office:meta>
</office:document-meta>
</file>